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joSupport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joSupport.retainArtifacts( Set includes , ResolutionListenerImpl listen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ojoSupport.print( Node root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joSupport.removeChildren( ResolutionListenerImpl listener ,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joSupport.getProject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joSupport.createManagedVersionMap( String projectId , DependencyManagement dependencyManag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ojoSupport.getClass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ojoSupport.getWork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joSupport.getArtifacts( Node n , Set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joSupport.removeBranch( ResolutionListenerImpl listener , Artifact artifa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joSupport.resolveProjec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ojoSupport.excludeBranch( Node n , Set exclu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